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69cm"/>
    </style:style>
    <style:style style:name="co2" style:family="table-column">
      <style:table-column-properties fo:break-before="auto" style:column-width="12.037cm"/>
    </style:style>
    <style:style style:name="co3" style:family="table-column">
      <style:table-column-properties fo:break-before="auto" style:column-width="6.209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7.842cm"/>
    </style:style>
    <style:style style:name="ro1" style:family="table-row">
      <style:table-row-properties style:row-height="1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Liberation Sans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Default"/>
        <table:table-column table:style-name="co4" table:number-columns-repeated="2" table:default-cell-style-name="ce2"/>
        <table:table-column table:style-name="co4" table:default-cell-style-name="ce5"/>
        <table:table-column table:style-name="co4" table:number-columns-repeated="2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>
            <text:p>coIesCurso</text:p>
          </table:table-cell>
          <table:table-cell table:style-name="ce3" office:value-type="string" calcext:value-type="string">
            <text:p>desc</text:p>
          </table:table-cell>
          <table:table-cell table:style-name="ce3" office:value-type="string" calcext:value-type="string">
            <text:p>grauAcademico</text:p>
          </table:table-cell>
          <table:table-cell table:style-name="ce1" office:value-type="string" calcext:value-type="string">
            <text:p>periodo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codg</text:p>
          </table:table-cell>
          <table:table-cell table:style-name="ce1" office:value-type="string" calcext:value-type="string">
            <text:p>vagas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campus</text:p>
          </table:table-cell>
        </table:table-row>
        <table:table-row table:style-name="ro2">
          <table:table-cell office:value-type="float" office:value="333333" calcext:value-type="float">
            <text:p>333333</text:p>
          </table:table-cell>
          <table:table-cell office:value-type="string" calcext:value-type="string">
            <text:p>ENGENHARIA DE MATERIAI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AP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CAMPUS APARECIDA DE GOIÂNIA</text:p>
          </table:table-cell>
        </table:table-row>
        <table:table-row table:style-name="ro2">
          <table:table-cell office:value-type="float" office:value="121934" calcext:value-type="float">
            <text:p>121934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CG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ÂMPUS GOIÁS</text:p>
          </table:table-cell>
        </table:table-row>
        <table:table-row table:style-name="ro2">
          <table:table-cell office:value-type="float" office:value="1111225" calcext:value-type="float">
            <text:p>1111225</text:p>
          </table:table-cell>
          <table:table-cell office:value-type="string" calcext:value-type="string">
            <text:p>ZOOTECN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555555" calcext:value-type="float">
            <text:p>555555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CG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ÂMPUS GOIÁS</text:p>
          </table:table-cell>
        </table:table-row>
        <table:table-row table:style-name="ro2">
          <table:table-cell office:value-type="float" office:value="121932" calcext:value-type="float">
            <text:p>121932</text:p>
          </table:table-cell>
          <table:table-cell office:value-type="string" calcext:value-type="string">
            <text:p>SERVIÇO SOCIAL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CG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GOIÁS</text:p>
          </table:table-cell>
        </table:table-row>
        <table:table-row table:style-name="ro2">
          <table:table-cell office:value-type="float" office:value="5000922" calcext:value-type="float">
            <text:p>5000922</text:p>
          </table:table-cell>
          <table:table-cell office:value-type="string" calcext:value-type="string">
            <text:p>ABI - CIÊNCIAS SOCIAIS</text:p>
          </table:table-cell>
          <table:table-cell office:value-type="string" calcext:value-type="string">
            <text:p>Área Básica de Ingresso (ABI)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5000924" calcext:value-type="float">
            <text:p>5000924</text:p>
          </table:table-cell>
          <table:table-cell office:value-type="string" calcext:value-type="string">
            <text:p>ABI - FILOSOFIA</text:p>
          </table:table-cell>
          <table:table-cell office:value-type="string" calcext:value-type="string">
            <text:p>Área Básica de Ingresso (ABI)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5000925" calcext:value-type="float">
            <text:p>5000925</text:p>
          </table:table-cell>
          <table:table-cell office:value-type="string" calcext:value-type="string">
            <text:p>ABI - MATEMÁTICA</text:p>
          </table:table-cell>
          <table:table-cell office:value-type="string" calcext:value-type="string">
            <text:p>Área Básica de Ingresso (ABI)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GO</text:p>
          </table:table-cell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5000926" calcext:value-type="float">
            <text:p>5000926</text:p>
          </table:table-cell>
          <table:table-cell office:value-type="string" calcext:value-type="string">
            <text:p>ABI - PSICOLOGIA</text:p>
          </table:table-cell>
          <table:table-cell office:value-type="string" calcext:value-type="string">
            <text:p>Área Básica de Ingresso (ABI)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90047" calcext:value-type="float">
            <text:p>90047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4097" calcext:value-type="float">
            <text:p>14097</text:p>
          </table:table-cell>
          <table:table-cell office:value-type="string" calcext:value-type="string">
            <text:p>AGRONOM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22584" calcext:value-type="float">
            <text:p>122584</text:p>
          </table:table-cell>
          <table:table-cell office:value-type="string" calcext:value-type="string">
            <text:p>ARQUITETURA E URBANISM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300254" calcext:value-type="float">
            <text:p>1300254</text:p>
          </table:table-cell>
          <table:table-cell office:value-type="string" calcext:value-type="string">
            <text:p>ENGENHARIA DE PRODUÇÃ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AP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ÂMPUS APARECIDA DE GOIÂNIA</text:p>
          </table:table-cell>
        </table:table-row>
        <table:table-row table:style-name="ro2">
          <table:table-cell office:value-type="float" office:value="21990" calcext:value-type="float">
            <text:p>21990</text:p>
          </table:table-cell>
          <table:table-cell office:value-type="string" calcext:value-type="string">
            <text:p>ARTES VISUAIS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39903" calcext:value-type="float">
            <text:p>39903</text:p>
          </table:table-cell>
          <table:table-cell office:value-type="string" calcext:value-type="string">
            <text:p>ARTES VISUAI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4104" calcext:value-type="float">
            <text:p>14104</text:p>
          </table:table-cell>
          <table:table-cell office:value-type="string" calcext:value-type="string">
            <text:p>BIBLIOTECONOM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74345" calcext:value-type="float">
            <text:p>74345</text:p>
          </table:table-cell>
          <table:table-cell office:value-type="string" calcext:value-type="string">
            <text:p>BIOMEDICIN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110643" calcext:value-type="float">
            <text:p>1110643</text:p>
          </table:table-cell>
          <table:table-cell office:value-type="string" calcext:value-type="string">
            <text:p>BIOTECNOLOG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2">
          <table:table-cell office:value-type="float" office:value="1084192" calcext:value-type="float">
            <text:p>1084192</text:p>
          </table:table-cell>
          <table:table-cell office:value-type="string" calcext:value-type="string">
            <text:p>CIÊNCIAS AMBIENTAI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4089" calcext:value-type="float">
            <text:p>14089</text:p>
          </table:table-cell>
          <table:table-cell office:value-type="string" calcext:value-type="string">
            <text:p>CIÊNCIAS BIOLÓGICAS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4089" calcext:value-type="float">
            <text:p>14089</text:p>
          </table:table-cell>
          <table:table-cell office:value-type="string" calcext:value-type="string">
            <text:p>CIÊNCIAS BIOLÓGICAS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314089" calcext:value-type="float">
            <text:p>314089</text:p>
          </table:table-cell>
          <table:table-cell office:value-type="string" calcext:value-type="string">
            <text:p>CIÊNCIAS BIOLÓGICA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90202" calcext:value-type="float">
            <text:p>90202</text:p>
          </table:table-cell>
          <table:table-cell office:value-type="string" calcext:value-type="string">
            <text:p>CIÊNCIAS CONTÁBEI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313291" calcext:value-type="float">
            <text:p>1313291</text:p>
          </table:table-cell>
          <table:table-cell office:value-type="string" calcext:value-type="string">
            <text:p>ENGENHARIA DE TRANSPORTE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A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ÂMPUS APARECIDA DE GOIÂNIA</text:p>
          </table:table-cell>
        </table:table-row>
        <table:table-row table:style-name="ro2">
          <table:table-cell office:value-type="float" office:value="90202" calcext:value-type="float">
            <text:p>90202</text:p>
          </table:table-cell>
          <table:table-cell office:value-type="string" calcext:value-type="string">
            <text:p>CIÊNCIAS CONTÁBEI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4098" calcext:value-type="float">
            <text:p>14098</text:p>
          </table:table-cell>
          <table:table-cell office:value-type="string" calcext:value-type="string">
            <text:p>CIÊNCIAS DA COMPUTAÇÃ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80638" calcext:value-type="float">
            <text:p>80638</text:p>
          </table:table-cell>
          <table:table-cell office:value-type="string" calcext:value-type="string">
            <text:p>CIÊNCIAS ECONÔMICA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80638" calcext:value-type="float">
            <text:p>80638</text:p>
          </table:table-cell>
          <table:table-cell office:value-type="string" calcext:value-type="string">
            <text:p>CIÊNCIAS ECONÔMICA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113007" calcext:value-type="float">
            <text:p>1113007</text:p>
          </table:table-cell>
          <table:table-cell office:value-type="string" calcext:value-type="string">
            <text:p>CIÊNCIAS SOCIAIS - POLÍTICAS POLÍTICAS PÚBLICA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8953" calcext:value-type="float">
            <text:p>18953</text:p>
          </table:table-cell>
          <table:table-cell office:value-type="string" calcext:value-type="string">
            <text:p>COMUNICAÇÃO SOCIAL - PUBLICIDADE E PROPAGAND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GO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151198" calcext:value-type="float">
            <text:p>1151198</text:p>
          </table:table-cell>
          <table:table-cell office:value-type="string" calcext:value-type="string">
            <text:p>DANÇ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178874" calcext:value-type="float">
            <text:p>1178874</text:p>
          </table:table-cell>
          <table:table-cell office:value-type="string" calcext:value-type="string">
            <text:p>DESIGN DE AMBIENTE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4136" calcext:value-type="float">
            <text:p>14136</text:p>
          </table:table-cell>
          <table:table-cell office:value-type="string" calcext:value-type="string">
            <text:p>DESIGN DE MOD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188875" calcext:value-type="float">
            <text:p>1188875</text:p>
          </table:table-cell>
          <table:table-cell office:value-type="string" calcext:value-type="string">
            <text:p>DESIGN GRÁFIC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GO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313290" calcext:value-type="float">
            <text:p>1313290</text:p>
          </table:table-cell>
          <table:table-cell office:value-type="string" calcext:value-type="string">
            <text:p>GEOLOG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AP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ÂMPUS APARECIDA DE GOIÂNIA</text:p>
          </table:table-cell>
        </table:table-row>
        <table:table-row table:style-name="ro2">
          <table:table-cell office:value-type="float" office:value="1135939" calcext:value-type="float">
            <text:p>1135939</text:p>
          </table:table-cell>
          <table:table-cell office:value-type="string" calcext:value-type="string">
            <text:p>DIREÇÃO DE ARTE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GO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4109" calcext:value-type="float">
            <text:p>14109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2">
          <table:table-cell office:value-type="float" office:value="14109" calcext:value-type="float">
            <text:p>14109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2">
          <table:table-cell office:value-type="float" office:value="1135935" calcext:value-type="float">
            <text:p>1135935</text:p>
          </table:table-cell>
          <table:table-cell office:value-type="string" calcext:value-type="string">
            <text:p>ECOLOGIA E ANÁLISE AMBIENTAL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5001637" calcext:value-type="float">
            <text:p>5001637</text:p>
          </table:table-cell>
          <table:table-cell office:value-type="string" calcext:value-type="string">
            <text:p>EDUCAÇÃO FÍSICA</text:p>
          </table:table-cell>
          <table:table-cell office:value-type="string" calcext:value-type="string">
            <text:p>Área Básica de Ingresso (ABI)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4091" calcext:value-type="float">
            <text:p>14091</text:p>
          </table:table-cell>
          <table:table-cell office:value-type="string" calcext:value-type="string">
            <text:p>ENFERMAGEM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2">
          <table:table-cell office:value-type="float" office:value="123496" calcext:value-type="float">
            <text:p>123496</text:p>
          </table:table-cell>
          <table:table-cell office:value-type="string" calcext:value-type="string">
            <text:p>ENGENHARIA AMBIENTAL E SANITÁR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2">
          <table:table-cell office:value-type="float" office:value="14099" calcext:value-type="float">
            <text:p>14099</text:p>
          </table:table-cell>
          <table:table-cell office:value-type="string" calcext:value-type="string">
            <text:p>ENGENHARIA CIVIL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2">
          <table:table-cell office:value-type="float" office:value="20809" calcext:value-type="float">
            <text:p>20809</text:p>
          </table:table-cell>
          <table:table-cell office:value-type="string" calcext:value-type="string">
            <text:p>ENGENHARIA DE ALIMENTO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8952" calcext:value-type="float">
            <text:p>18952</text:p>
          </table:table-cell>
          <table:table-cell office:value-type="string" calcext:value-type="string">
            <text:p>ENGENHARIA DE COMPUTAÇÃ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2">
          <table:table-cell office:value-type="float" office:value="5001241" calcext:value-type="float">
            <text:p>5001241</text:p>
          </table:table-cell>
          <table:table-cell office:value-type="string" calcext:value-type="string">
            <text:p>ADMINISTRAÇÃ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CG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GOIÁS</text:p>
          </table:table-cell>
        </table:table-row>
        <table:table-row table:style-name="ro2">
          <table:table-cell office:value-type="float" office:value="121570" calcext:value-type="float">
            <text:p>121570</text:p>
          </table:table-cell>
          <table:table-cell office:value-type="string" calcext:value-type="string">
            <text:p>ENGENHARIA DE SOFTWARE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4100" calcext:value-type="float">
            <text:p>14100</text:p>
          </table:table-cell>
          <table:table-cell office:value-type="string" calcext:value-type="string">
            <text:p>ENGENHARIA ELÉTRIC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2">
          <table:table-cell office:value-type="float" office:value="1188897" calcext:value-type="float">
            <text:p>1188897</text:p>
          </table:table-cell>
          <table:table-cell office:value-type="string" calcext:value-type="string">
            <text:p>ENGENHARIA FÍSIC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53" calcext:value-type="float">
            <text:p>5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23425" calcext:value-type="float">
            <text:p>123425</text:p>
          </table:table-cell>
          <table:table-cell office:value-type="string" calcext:value-type="string">
            <text:p>ENGENHARIA FLORESTAL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23860" calcext:value-type="float">
            <text:p>123860</text:p>
          </table:table-cell>
          <table:table-cell office:value-type="string" calcext:value-type="string">
            <text:p>ENGENHARIA MECÂNIC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55" calcext:value-type="float">
            <text:p>5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2">
          <table:table-cell office:value-type="float" office:value="122843" calcext:value-type="float">
            <text:p>122843</text:p>
          </table:table-cell>
          <table:table-cell office:value-type="string" calcext:value-type="string">
            <text:p>ENGENHARIA QUÍMIC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56" calcext:value-type="float">
            <text:p>5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21481" calcext:value-type="float">
            <text:p>121481</text:p>
          </table:table-cell>
          <table:table-cell office:value-type="string" calcext:value-type="string">
            <text:p>ESTATÍSTIC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4092" calcext:value-type="float">
            <text:p>14092</text:p>
          </table:table-cell>
          <table:table-cell office:value-type="string" calcext:value-type="string">
            <text:p>FARMÁC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2">
          <table:table-cell office:value-type="float" office:value="1113012" calcext:value-type="float">
            <text:p>1113012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315863" calcext:value-type="float">
            <text:p>1315863</text:p>
          </table:table-cell>
          <table:table-cell office:value-type="string" calcext:value-type="string">
            <text:p>ARQUITETURA E URBANISM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CG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GOIÁS</text:p>
          </table:table-cell>
        </table:table-row>
        <table:table-row table:style-name="ro2">
          <table:table-cell office:value-type="float" office:value="1113044" calcext:value-type="float">
            <text:p>1113044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113043" calcext:value-type="float">
            <text:p>1113043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113044" calcext:value-type="float">
            <text:p>1113044</text:p>
          </table:table-cell>
          <table:table-cell office:value-type="string" calcext:value-type="string">
            <text:p>FÍSIC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188878" calcext:value-type="float">
            <text:p>1188878</text:p>
          </table:table-cell>
          <table:table-cell office:value-type="string" calcext:value-type="string">
            <text:p>FÍSICA MÉDIC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595472" calcext:value-type="float">
            <text:p>1595472</text:p>
          </table:table-cell>
          <table:table-cell office:value-type="string" calcext:value-type="string">
            <text:p>FISIOTERAP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314102" calcext:value-type="float">
            <text:p>314102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4102" calcext:value-type="float">
            <text:p>14102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66" calcext:value-type="float">
            <text:p>66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4102" calcext:value-type="float">
            <text:p>14102</text:p>
          </table:table-cell>
          <table:table-cell office:value-type="string" calcext:value-type="string">
            <text:p>GEOGRAFI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152529" calcext:value-type="float">
            <text:p>1152529</text:p>
          </table:table-cell>
          <table:table-cell office:value-type="string" calcext:value-type="string">
            <text:p>GESTÃO DA INFORMAÇÃ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314112" calcext:value-type="float">
            <text:p>314112</text:p>
          </table:table-cell>
          <table:table-cell office:value-type="string" calcext:value-type="string">
            <text:p>HISTÓRI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27673" calcext:value-type="float">
            <text:p>27673</text:p>
          </table:table-cell>
          <table:table-cell office:value-type="string" calcext:value-type="string">
            <text:p>DIREIT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CG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GOIÁS</text:p>
          </table:table-cell>
        </table:table-row>
        <table:table-row table:style-name="ro2">
          <table:table-cell office:value-type="float" office:value="314112" calcext:value-type="float">
            <text:p>314112</text:p>
          </table:table-cell>
          <table:table-cell office:value-type="string" calcext:value-type="string">
            <text:p>HISTÓRI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999999" calcext:value-type="float">
            <text:p>999999</text:p>
          </table:table-cell>
          <table:table-cell office:value-type="string" calcext:value-type="string">
            <text:p>INTELIGÊNCIA ARTIFICIAL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4106" calcext:value-type="float">
            <text:p>14106</text:p>
          </table:table-cell>
          <table:table-cell office:value-type="string" calcext:value-type="string">
            <text:p>JORNALISM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72" calcext:value-type="float">
            <text:p>7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120209" calcext:value-type="float">
            <text:p>1120209</text:p>
          </table:table-cell>
          <table:table-cell office:value-type="string" calcext:value-type="string">
            <text:p>LETRAS - LIBRAS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86444" calcext:value-type="float">
            <text:p>86444</text:p>
          </table:table-cell>
          <table:table-cell office:value-type="string" calcext:value-type="string">
            <text:p>LETRAS: ESPANHOL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86448" calcext:value-type="float">
            <text:p>86448</text:p>
          </table:table-cell>
          <table:table-cell office:value-type="string" calcext:value-type="string">
            <text:p>LETRAS: ESTUDOS LITERÁRIO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GO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86445" calcext:value-type="float">
            <text:p>86445</text:p>
          </table:table-cell>
          <table:table-cell office:value-type="string" calcext:value-type="string">
            <text:p>LETRAS: FRANCÊS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86446" calcext:value-type="float">
            <text:p>86446</text:p>
          </table:table-cell>
          <table:table-cell office:value-type="string" calcext:value-type="string">
            <text:p>LETRAS: INGLÊS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86447" calcext:value-type="float">
            <text:p>86447</text:p>
          </table:table-cell>
          <table:table-cell office:value-type="string" calcext:value-type="string">
            <text:p>LETRAS: LINGUÍSTIC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GO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44485" calcext:value-type="float">
            <text:p>44485</text:p>
          </table:table-cell>
          <table:table-cell office:value-type="string" calcext:value-type="string">
            <text:p>LETRAS: PORTUGUÊS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GO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293028" calcext:value-type="float">
            <text:p>1293028</text:p>
          </table:table-cell>
          <table:table-cell office:value-type="string" calcext:value-type="string">
            <text:p>EDUCAÇÃO DO CAMPO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CG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GOIÁS</text:p>
          </table:table-cell>
        </table:table-row>
        <table:table-row table:style-name="ro2">
          <table:table-cell office:value-type="float" office:value="44485" calcext:value-type="float">
            <text:p>44485</text:p>
          </table:table-cell>
          <table:table-cell office:value-type="string" calcext:value-type="string">
            <text:p>LETRAS: PORTUGUÊS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131697" calcext:value-type="float">
            <text:p>1131697</text:p>
          </table:table-cell>
          <table:table-cell office:value-type="string" calcext:value-type="string">
            <text:p>MATEMÁTIC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4093" calcext:value-type="float">
            <text:p>14093</text:p>
          </table:table-cell>
          <table:table-cell office:value-type="string" calcext:value-type="string">
            <text:p>MEDICIN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2">
          <table:table-cell office:value-type="float" office:value="14094" calcext:value-type="float">
            <text:p>14094</text:p>
          </table:table-cell>
          <table:table-cell office:value-type="string" calcext:value-type="string">
            <text:p>MEDICINA VETERINÁR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110644" calcext:value-type="float">
            <text:p>1110644</text:p>
          </table:table-cell>
          <table:table-cell office:value-type="string" calcext:value-type="string">
            <text:p>MUSEOLOG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111226" calcext:value-type="float">
            <text:p>1111226</text:p>
          </table:table-cell>
          <table:table-cell office:value-type="string" calcext:value-type="string">
            <text:p>MÚSICA - EDUCAÇÃO MUSICAL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111226" calcext:value-type="float">
            <text:p>1111226</text:p>
          </table:table-cell>
          <table:table-cell office:value-type="string" calcext:value-type="string">
            <text:p>MÚSICA - EDUCAÇÃO MUSICAL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4088" calcext:value-type="float">
            <text:p>14088</text:p>
          </table:table-cell>
          <table:table-cell office:value-type="string" calcext:value-type="string">
            <text:p>MUSICOTERAP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4095" calcext:value-type="float">
            <text:p>14095</text:p>
          </table:table-cell>
          <table:table-cell office:value-type="string" calcext:value-type="string">
            <text:p>NUTRIÇÃ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2">
          <table:table-cell office:value-type="float" office:value="14096" calcext:value-type="float">
            <text:p>14096</text:p>
          </table:table-cell>
          <table:table-cell office:value-type="string" calcext:value-type="string">
            <text:p>ODONTOLOG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ÂMPUS COLEMAR NATAL E SILVA</text:p>
          </table:table-cell>
        </table:table-row>
        <table:table-row table:style-name="ro2">
          <table:table-cell office:value-type="float" office:value="5001248" calcext:value-type="float">
            <text:p>5001248</text:p>
          </table:table-cell>
          <table:table-cell office:value-type="string" calcext:value-type="string">
            <text:p>FILOSOFI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CG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ÂMPUS GOIÁS</text:p>
          </table:table-cell>
        </table:table-row>
        <table:table-row table:style-name="ro2">
          <table:table-cell office:value-type="float" office:value="21992" calcext:value-type="float">
            <text:p>21992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21992" calcext:value-type="float">
            <text:p>21992</text:p>
          </table:table-cell>
          <table:table-cell office:value-type="string" calcext:value-type="string">
            <text:p>PEDAGOGI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314118" calcext:value-type="float">
            <text:p>314118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113070" calcext:value-type="float">
            <text:p>1113070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Integral</text:p>
          </table:table-cell>
          <table:table-cell office:value-type="string" calcext:value-type="string">
            <text:p>GO</text:p>
          </table:table-cell>
          <table:table-cell office:value-type="float" office:value="93" calcext:value-type="float">
            <text:p>9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113070" calcext:value-type="float">
            <text:p>1113070</text:p>
          </table:table-cell>
          <table:table-cell office:value-type="string" calcext:value-type="string">
            <text:p>QUÍMICA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188874" calcext:value-type="float">
            <text:p>1188874</text:p>
          </table:table-cell>
          <table:table-cell office:value-type="string" calcext:value-type="string">
            <text:p>RELAÇÕES INTERNACIONAI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4108" calcext:value-type="float">
            <text:p>14108</text:p>
          </table:table-cell>
          <table:table-cell office:value-type="string" calcext:value-type="string">
            <text:p>RELAÇÕES PÚBLICA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Matutino</text:p>
          </table:table-cell>
          <table:table-cell office:value-type="string" calcext:value-type="string">
            <text:p>GO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23429" calcext:value-type="float">
            <text:p>123429</text:p>
          </table:table-cell>
          <table:table-cell office:value-type="string" calcext:value-type="string">
            <text:p>SISTEMAS DE INFORMAÇÃO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21989" calcext:value-type="float">
            <text:p>21989</text:p>
          </table:table-cell>
          <table:table-cell office:value-type="string" calcext:value-type="string">
            <text:p>TEATRO</text:p>
          </table:table-cell>
          <table:table-cell office:value-type="string" calcext:value-type="string">
            <text:p>Licenciatura</text:p>
          </table:table-cell>
          <table:table-cell office:value-type="string" calcext:value-type="string">
            <text:p>Vespertino</text:p>
          </table:table-cell>
          <table:table-cell office:value-type="string" calcext:value-type="string">
            <text:p>GO</text:p>
          </table:table-cell>
          <table:table-cell office:value-type="float" office:value="98" calcext:value-type="float">
            <text:p>98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ÂMPUS SAMAMBAIA</text:p>
          </table:table-cell>
        </table:table-row>
        <table:table-row table:style-name="ro2">
          <table:table-cell office:value-type="float" office:value="1314314" calcext:value-type="float">
            <text:p>1314314</text:p>
          </table:table-cell>
          <table:table-cell office:value-type="string" calcext:value-type="string">
            <text:p>TRADUÇÃO E INTERPRETAÇÃO EM LETRAS LIBRAS PORTUGUÊS</text:p>
          </table:table-cell>
          <table:table-cell office:value-type="string" calcext:value-type="string">
            <text:p>Bacharelado</text:p>
          </table:table-cell>
          <table:table-cell office:value-type="string" calcext:value-type="string">
            <text:p>Noturno</text:p>
          </table:table-cell>
          <table:table-cell office:value-type="string" calcext:value-type="string">
            <text:p>GO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CÂMPUS SAMAMBAI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07T14:20:14.357313199</meta:creation-date>
    <dc:date>2023-02-07T14:24:53.957957751</dc:date>
    <meta:editing-duration>PT4M40S</meta:editing-duration>
    <meta:editing-cycles>1</meta:editing-cycles>
    <meta:document-statistic meta:table-count="1" meta:cell-count="900" meta:object-count="0"/>
    <meta:generator>LibreOffice/7.3.7.2$Linux_X86_64 LibreOffice_project/30$Build-2</meta:generator>
  </office:meta>
</office:document-meta>
</file>